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lavně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vše,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ci.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vzí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 ses troch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a správná chvíle zaútočit na pavouky. Pozor ale na jejich pavučiny, jsou lepkavé!</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dál.</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 jako prvního.</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A 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s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získal troch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opustit tuto pustinu.</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é značky. Zkusím tě provést dál.</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Ta cesta nemá konce, že bychom ten oříšek pořád nerozlouskly?</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 tajnou trasu asi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buduje armádu diblíků? Máme šanci mu to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Diblíci zablokovaly hromadou bordelu portál na Černé planiny. Znič ho.</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Hurá, teď už se můžeme vrátit zpět z jeskyní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Asi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Tajemnou věž, uvnitř které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z tohoto místa uniknou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bestie byly vymýceny.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a zde má své kasárny. Vyžeň je z hot pryč!</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Vynořil se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Opravdu zdá se, že tvá moc bohy zaujala.</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 značce.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navzájem propojené. Najdi způsob, jak odsud vypad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Tvoj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se začíná v bitvě ztrácet, jeho mana ti bude snadnou kořistí.</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okolí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ty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kem, přílá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Dra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y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9">00.00.0000</text:date>, <text:time style:data-style-name="N2" text:time-value="14:59:55.633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9-19T15:24:02.483000000</dc:date>
    <meta:editing-duration>P1DT1H16M15S</meta:editing-duration>
    <meta:editing-cycles>101</meta:editing-cycles>
    <meta:document-statistic meta:table-count="1" meta:cell-count="1531" meta:object-count="0"/>
  </office:meta>
</office:document-meta>
</file>